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tyle-asian="italic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1.016cm" svg:height="0.889cm" svg:x="6.715cm" svg:y="1.635cm">
          <text:p text:style-name="P1"><text:span text:style-name="T1">X</text:span></text:p>
        </draw:ellipse>
        <draw:ellipse draw:style-name="gr1" draw:text-style-name="P2" xml:id="id3" draw:id="id3" draw:layer="layout" svg:width="1.016cm" svg:height="0.889cm" svg:x="9.093cm" svg:y="1.635cm">
          <text:p text:style-name="P1"><text:span text:style-name="T1">X</text:span></text:p>
        </draw:ellipse>
        <draw:ellipse draw:style-name="gr1" draw:text-style-name="P2" xml:id="id1" draw:id="id1" draw:layer="layout" svg:width="1.016cm" svg:height="0.889cm" svg:x="6.715cm" svg:y="5.297cm">
          <text:p text:style-name="P1"><text:span text:style-name="T1">D</text:span></text:p>
        </draw:ellipse>
        <draw:ellipse draw:style-name="gr1" draw:text-style-name="P2" xml:id="id2" draw:id="id2" draw:layer="layout" svg:width="1.016cm" svg:height="0.889cm" svg:x="9.093cm" svg:y="5.297cm">
          <text:p text:style-name="P1"><text:span text:style-name="T1">D</text:span></text:p>
        </draw:ellipse>
        <draw:connector draw:style-name="gr2" draw:text-style-name="P3" draw:layer="layout" draw:type="line" svg:x1="7.223cm" svg:y1="2.524cm" svg:x2="7.223cm" svg:y2="5.297cm" draw:end-shape="id1" draw:end-glue-point="0" svg:d="M7223 2524v2773">
          <text:p/>
        </draw:connector>
        <draw:connector draw:style-name="gr2" draw:text-style-name="P3" draw:layer="layout" draw:type="line" svg:x1="9.601cm" svg:y1="5.297cm" svg:x2="9.601cm" svg:y2="2.524cm" draw:start-shape="id2" draw:start-glue-point="0" draw:end-shape="id3" draw:end-glue-point="2" svg:d="M9601 5297v-2773">
          <text:p/>
        </draw:connector>
        <draw:frame draw:style-name="gr3" draw:text-style-name="P4" draw:layer="layout" svg:width="2.331cm" svg:height="0.772cm" svg:x="6.096cm" svg:y="6.288cm">
          <draw:text-box>
            <text:p><text:span text:style-name="T2">Diagnosis</text:span></text:p>
          </draw:text-box>
        </draw:frame>
        <draw:frame draw:style-name="gr3" draw:text-style-name="P4" draw:layer="layout" svg:width="2.382cm" svg:height="0.772cm" svg:x="8.397cm" svg:y="6.288cm">
          <draw:text-box>
            <text:p><text:span text:style-name="T2">Predi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07-13T18:12:54.36</meta:creation-date>
    <dc:date>2016-06-11T16:56:49.54</dc:date>
    <dc:creator>Loc Nguyen</dc:creator>
    <meta:editing-duration>PT3H1M32S</meta:editing-duration>
    <meta:editing-cycles>27</meta:editing-cycles>
    <meta:generator>OpenOffice/4.1.2$Win32 OpenOffice.org_project/412m3$Build-9782</meta:generator>
    <meta:document-statistic meta:object-count="8"/>
  </office:meta>
</office:document-meta>
</file>